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997.99pt"/>
    </style:style>
    <style:style style:name="co3" style:family="table-column">
      <style:table-column-properties fo:break-before="auto" style:column-width="305.5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etch">
      <style:table-properties table:display="true" style:writing-mode="lr-tb"/>
    </style:style>
    <style:style style:name="ta2" style:family="table" style:master-page-name="PageStyle_5f_V-0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tch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" office:value-type="string" calcext:value-type="string">
            <text:p>Version 1: Basic Movie Listi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" office:value-type="string" calcext:value-type="string">
            <text:p>Frontend (Angular):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- Create an Angular component to display a list of movies.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- Use HttpClient to make a GET request to a Spring Boot API endpoint.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- Display the list of movies on the webpage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" office:value-type="string" calcext:value-type="string">
            <text:p>Backend (Spring Boot):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- Create a Spring Boot controller for GET requests to retrieve movie data.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- Use an in-memory data structure (e.g., List) to store movie information.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- Return mock movie data from the controller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" office:value-type="string" calcext:value-type="string">
            <text:p>Version 2: Movie Details and Showtim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" office:value-type="string" calcext:value-type="string">
            <text:p>Frontend: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- Create a movie details component to display more information about a selected movie.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- Enhance the movie listing component to allow users to click on a movie.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- Integrate showtimes information into the movie details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" office:value-type="string" calcext:value-type="string">
            <text:p>Backend: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- Enhance the movie data model to include showtimes.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- Modify the API endpoint to send movie details and showtimes data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" office:value-type="string" calcext:value-type="string">
            <text:p>Version 3: User Registration and Authentica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" office:value-type="string" calcext:value-type="string">
            <text:p>Frontend: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- Develop user registration and login components.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- Implement Angular forms for user registration and login.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- Utilize Angular services for user authentication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" office:value-type="string" calcext:value-type="string">
            <text:p>Backend: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- Configure Spring Security for user authentication.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- Set up user registration and login endpoints.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- Implement user authentication and authorization using Spring Security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" office:value-type="string" calcext:value-type="string">
            <text:p>Version 4: Booking Functionalit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" office:value-type="string" calcext:value-type="string">
            <text:p>Frontend: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- Create a booking page for users to select movies, showtimes, and tickets.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- Implement a booking form using Angular forms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" office:value-type="string" calcext:value-type="string">
            <text:p>Backend: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- Enhance the data model to include booking-related information.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- Create API endpoints for creating bookings and fetching booking details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" office:value-type="string" calcext:value-type="string">
            <text:p>Version 5: Advanced Features and UI Enhancemen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" office:value-type="string" calcext:value-type="string">
            <text:p>Frontend: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- Implement seat selection functionality using Angular components and templates.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- Integrate a payment gateway for processing ticket payments.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- Add user profile management for viewing booking history and updating user info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" office:value-type="string" calcext:value-type="string">
            <text:p>Backend: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- Enhance the booking data model to include seat information.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- Integrate a payment processing library and handle transactions securely.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- Create API endpoints for seat selection, payment processing, and user profile management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" office:value-type="string" calcext:value-type="string">
            <text:p>Note: This text-based guide provides a high-level overview. Detailed implementation steps, code snippets, and interactions are not represented here. Refer to actual documentation and resources for each technology to proceed with the project.</text:p>
          </table:table-cell>
          <table:table-cell table:number-columns-repeated="1020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-01" table:style-name="ta2">
        <table:table-column table:style-name="co3" table:default-cell-style-name="Default"/>
        <table:table-column table:style-name="co1" table:number-columns-repeated="1023" table:default-cell-style-name="Default"/>
        <table:table-row table:style-name="ro2">
          <table:table-cell table:style-name="ce1" office:value-type="string" calcext:value-type="string">
            <text:p>Version 1: Basic Movie List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Frontend (Angular):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- Create an Angular component to display a list of movies.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- Use HttpClient to make a GET request to a Spring Boot API endpoint.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- Display the list of movies on the webpag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ackend (Spring Boot):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- Create a Spring Boot controller for GET requests to retrieve movie data.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- Use an in-memory data structure (e.g., List) to store movie information.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- Return mock movie data from the controller.</text:p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tch" style:display-name="PageStyle_Set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-01" style:display-name="PageStyle_V-0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2" meta:object-count="0"/>
    <meta:generator>LibreOfficeDev/6.0.5.2$Linux_X86_64 LibreOffice_project/</meta:generator>
  </office:meta>
</office:document-meta>
</file>